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E11B33E1CE7731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508cm, 3.797cm, 15.088cm, 6.62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03cm" svg:height="21.6cm" svg:x="0.791cm" svg:y="2.491cm">
          <draw:image xlink:href="Pictures/10000000000005E8000007E00E11B33E1CE7731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50:28.643278308</dc:date>
    <meta:editing-duration>PT3M28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